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nos" svg:font-family="Tinos" style:font-family-generic="roman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px create-react-app algo</text:p>
      <text:p text:style-name="Standard">yarn create react-app algo --template typescript</text:p>
      <text:p text:style-name="Standard"/>
      <text:p text:style-name="Standard">[HTTPS=true] yarn start</text:p>
      <text:p text:style-name="Standard">npm start</text:p>
      <text:p text:style-name="Standard"/>
      <text:p text:style-name="Standard">npm install</text:p>
      <text:p text:style-name="Standard"/>
      <text:p text:style-name="Standard"/>
      <text:p text:style-name="Standard">control + shift + p: to open the JavaScript Debug Terminal (Packet Javascript debugger)</text:p>
      <text:p text:style-name="Standard">and: npm test<text:s/>--watch: to run the test</text:p>
      <text:p text:style-name="Standard"/>
      <text:p text:style-name="Standard">npm test -t 'checkNummernkreis': to run tests based on pattern<text:s/>(for me it works as with option --watch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nos" svg:font-family="Tinos" style:font-family-generic="roman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nos" style:font-name-asian="Noto Sans CJK SC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de" fo:country="DE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fo:language="de" fo:country="DE" style:language-asian="de" style:country-asian="DE" style:language-complex="ar" style:country-complex="SA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guel Alvarez Caro</meta:initial-creator>
    <dc:creator>Alvarez Caro, Miguel</dc:creator>
    <meta:creation-date>2021-11-15T14:16:00Z</meta:creation-date>
    <dc:date>2022-07-18T16:12:00Z</dc:date>
    <meta:template xlink:href="Normal.dotm" xlink:type="simple"/>
    <meta:editing-cycles>10</meta:editing-cycles>
    <meta:editing-duration>PT0S</meta:editing-duration>
    <meta:document-statistic meta:page-count="1" meta:paragraph-count="1" meta:word-count="49" meta:character-count="357" meta:row-count="2" meta:non-whitespace-character-count="309"/>
  </office:meta>
</office:document-meta>
</file>